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985cm" svg:height="0.762cm" draw:transform="skewX (-0.000349065850398804) rotate (-1.97309471937959) translate (5.3332888355282cm 3.53985898354329cm)" svg:viewBox="0 0 4986 763" svg:d="M50 654c341 30 1464 99 2183 106 720 9 2540-9 2633-39 122-39 203-644-25-655-228-10-1469 130-2306 138-836 13-2048-130-2403-204-122-16-181 645-82 654z">
          <text:p/>
        </draw:path>
        <draw:path draw:style-name="gr1" draw:text-style-name="P1" draw:layer="layout" svg:width="4.781cm" svg:height="1.088cm" draw:transform="skewX (-0.000349065850398864) rotate (-1.18577669380495) translate (5.59104134706709cm 3.0289617805383cm)" svg:viewBox="0 0 4782 1089" svg:d="M399 1089c238-6 1058-288 2175-325 1118-36 1803 79 2179 75 125 3-191-789-307-805-349-46-1124-41-2033-13-908 30-2020 211-2304 258s49 815 290 810z">
          <text:p/>
        </draw:path>
        <draw:path draw:style-name="gr1" draw:text-style-name="P1" draw:layer="layout" svg:width="1.6cm" svg:height="3.478cm" draw:transform="skewX (0.00122173047639603) rotate (-1.55229583672376) translate (6.7861670420358cm 5.7096243791604cm)" svg:viewBox="0 0 1601 3479" svg:d="M1600 3265c-88-185-457-829-607-1513-148-681-167-1144-180-1437-14-297-810-427-813-199-3 227 149 1137 340 1822 191 689 407 1118 501 1413s787 1 759-86z">
          <text:p/>
        </draw:path>
        <draw:path draw:style-name="gr1" draw:text-style-name="P1" draw:layer="layout" svg:width="0.902cm" svg:height="0.661cm" draw:transform="rotate (-2.15687788961459) translate (5.514791145399cm 3.310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244346095279205) rotate (-2.1556561591382) translate (3.5924736659504cm 7.6523561881004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0.903cm" svg:height="0.661cm" draw:transform="rotate (-2.15757602131539) translate (7.3666577737704cm 7.218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7.0956244787323cm 5.864961441795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6) rotate (-2.1556561591382) translate (4.102623985261cm 6.709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1.339cm" svg:height="1.577cm" draw:transform="rotate (0.725184304203644) translate (3.590939154385cm 2.0391585090682cm)" svg:viewBox="0 0 1340 1578" svg:d="M0 244c-3 172 331 1063 560 1269 230 205 931-120 751-330-181-211-426-972-433-1123-6-152-875 13-878 184z">
          <text:p/>
        </draw:path>
        <draw:path draw:style-name="gr1" draw:text-style-name="P1" draw:layer="layout" svg:width="0.903cm" svg:height="0.661cm" draw:transform="rotate (-2.15757602131539) translate (4.465824440438cm 1.6174484371657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835cm" svg:height="0.55cm" draw:transform="skewX (-0.0013962634015955) rotate (-2.15705242253979) translate (5.63836597627599cm 2.2195983539643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9T14:22:09.962000000</dc:date>
    <meta:editing-duration>PT3M40S</meta:editing-duration>
    <meta:editing-cycles>4</meta:editing-cycles>
    <meta:generator>LibreOffice/24.2.4.2$Windows_X86_64 LibreOffice_project/51a6219feb6075d9a4c46691dcfe0cd9c4fff3c2</meta:generator>
    <meta:document-statistic meta:object-count="11"/>
  </office:meta>
</office:document-meta>
</file>